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1pt" fo:font-style="italic" style:text-underline-style="none" fo:font-weight="bold" style:font-size-asian="9.60000038146973pt" style:font-style-asian="italic" style:font-weight-asian="bold" style:font-size-complex="11pt"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list-style-name="L1">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17"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Standard" style:list-style-name="L1">
      <style:paragraph-properties fo:text-align="center" style:justify-single-word="false" fo:break-before="pag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504282497" text:style-name="L1">
        <text:list-header>
          <text:p text:style-name="P16">I. The Dawn of Awakening</text:p>
        </text:list-header>
      </text:list>
      <text:p text:style-name="P8"/>
      <text:p text:style-name="P2">A. Vipashyana Breathing Shamatha</text:p>
      <text:p text:style-name="P3"/>
      <text:p text:style-name="P5">(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4"/>
      <text:p text:style-name="P2">B. Mindful Prostration</text:p>
      <text:p text:style-name="P3"/>
      <text:p text:style-name="P9">NAMO BUDDHAYA <text:s text:c="4"/>NAMO DHARMAYA <text:s text:c="4"/>NAMO SANGHAYA</text:p>
      <text:p text:style-name="P9">NAMO GUR DEWA DAKINIYA</text:p>
      <text:p text:style-name="P6">(Recite while prostrating three times.)</text:p>
      <text:p text:style-name="P3">I will always respect others. I am never arrogant.</text:p>
      <text:p text:style-name="P3">I am always humble. I am never egotistical.</text:p>
      <text:p text:style-name="P3">I honor all sentient beings as Buddha, Dharma, and Sangha.</text:p>
      <text:p text:style-name="P3"/>
      <text:p text:style-name="P2">C. Clear Purification</text:p>
      <text:p text:style-name="P2"/>
      <text:p text:style-name="P3">All Buddhas and Bodhisattvas, please heed me!</text:p>
      <text:p text:style-name="P3">Please purify all my negative karma and emotions.</text:p>
      <text:p text:style-name="P3">In front of all Buddhas.</text:p>
      <text:p text:style-name="P3">I honestly regret all my mistakes.</text:p>
      <text:p text:style-name="P3">I sincerely regret all my harmful intentions and actions.</text:p>
      <text:p text:style-name="P3">I completely eliminate all my negative thinking and emotions.</text:p>
      <text:p text:style-name="P3">I completely eliminate all my afflictions and negative karma.</text:p>
      <text:p text:style-name="P3">All my negative thinking, let go. <text:span text:style-name="T1">Let go!</text:span></text:p>
      <text:p text:style-name="P10">All my unhappy feelings, let go. <text:span text:style-name="T1">Let go!</text:span></text:p>
      <text:p text:style-name="P10">All my trauma, let go. <text:span text:style-name="T1">Let go!</text:span></text:p>
      <text:p text:style-name="P9"><text:span text:style-name="T2">All my regret, let go. </text:span>Let go!</text:p>
      <text:p text:style-name="P9"><text:span text:style-name="T2">All my guilt, let go.</text:span> Let go!</text:p>
      <text:p text:style-name="P9">Let go! Let go! Let go!</text:p>
      <text:p text:style-name="P9"/>
      <text:p text:style-name="P7">(As you on destroying negative thoughts and emotions, forcefully recite these four syllables, accompanying each syllable with the Expelling Mudra.)</text:p>
      <text:p text:style-name="P11">I shall again have harmful intentions.</text:p>
      <text:p text:style-name="P11">I shall again commit harmful actions.</text:p>
      <text:p text:style-name="P7"/>
      <text:p text:style-name="P7">(Recite three times.)</text:p>
      <text:p text:style-name="P11">I am pure. I am free. I am luminous.</text:p>
      <text:list xml:id="list1026449701" text:continue-numbering="true" text:style-name="L1">
        <text:list-header>
          <text:p text:style-name="P19">II. Self-Healing and Wisdom Power </text:p>
          <text:p text:style-name="P16"/>
        </text:list-header>
      </text:list>
      <text:p text:style-name="P14">Please watch you mind,</text:p>
      <text:p text:style-name="P14">place your right hand over your heart center, </text:p>
      <text:p text:style-name="P14">concentrate one-pointedly, and recite the following</text:p>
      <text:p text:style-name="P14">as majestically and powerfully as a lion's roar.</text:p>
      <text:p text:style-name="P14"/>
      <text:p text:style-name="P12">From beginningless time, I have been born in past lives.</text:p>
      <text:p text:style-name="P12">Until I attain enlightenment, I will be reborn in future lives.</text:p>
      <text:p text:style-name="P12"/>
      <text:p text:style-name="P12">In this life, I have a precious human body.</text:p>
      <text:p text:style-name="P12">In my body, I have one aware mind.</text:p>
      <text:p text:style-name="P13">This mind is present thinking only.</text:p>
      <text:p text:style-name="P12">This mind has immeasurable capacity.</text:p>
      <text:p text:style-name="P12">This mind has unlimited power.</text:p>
      <text:p text:style-name="P12">This mind is never born.</text:p>
      <text:p text:style-name="P12">This mind never ages.</text:p>
      <text:p text:style-name="P12">This mind never dies.</text:p>
      <text:p text:style-name="P12">The nature of mind is the essence of Buddha.</text:p>
      <text:p text:style-name="P12"/>
      <text:p text:style-name="P12">All that I perceive is the creation of mind.</text:p>
      <text:p text:style-name="P12">Acting with bad intentions results in my suffering.</text:p>
      <text:p text:style-name="P12">Acting with good intentions results in my happiness.</text:p>
      <text:p text:style-name="P12">The natural law of karma, cause and effect, is infallible.</text:p>
      <text:p text:style-name="P12"/>
      <text:p text:style-name="P13">Look in all directions.</text:p>
      <text:p text:style-name="P13">Watch all space.</text:p>
      <text:p text:style-name="P13">All space.</text:p>
      <text:p text:style-name="P12"/>
      <text:p text:style-name="P12">The universe is limitless.</text:p>
      <text:p text:style-name="P12">There are countless galaxies.</text:p>
      <text:p text:style-name="P12">There are countless worlds.</text:p>
      <text:p text:style-name="P12">There are countless sentient beings.</text:p>
      <text:p text:style-name="P12">There are countless enlightened beings.</text:p>
      <text:p text:style-name="P12">I want all sentient beings to be be free from suffering,</text:p>
      <text:p text:style-name="P12">just as I want to be free from suffering.</text:p>
      <text:p text:style-name="P12">I want all sentient beings to be happy,</text:p>
      <text:p text:style-name="P12">just as I want to be happy.</text:p>
      <text:p text:style-name="P12"/>
      <text:p text:style-name="P12">I promise to love all beings.</text:p>
      <text:p text:style-name="P12">Always love all beings.</text:p>
      <text:p text:style-name="P12">Love all beings.</text:p>
      <text:p text:style-name="P12">Love. Love. Love.</text:p>
      <text:p text:style-name="P12">AH AH AH</text:p>
      <text:p text:style-name="P12"/>
      <text:p text:style-name="P13"><text:soft-page-break/>Look in all directions.</text:p>
      <text:p text:style-name="P13">Watch all space.</text:p>
      <text:p text:style-name="P13">All space.</text:p>
      <text:p text:style-name="P12"/>
      <text:p text:style-name="P12">The Dharmakaya mandala is infinite.</text:p>
      <text:p text:style-name="P12">There are countless Samboghakaya realms.</text:p>
      <text:p text:style-name="P12">There are countless Nirmanakaya realms.</text:p>
      <text:p text:style-name="P12">There are countless deities.</text:p>
      <text:p text:style-name="P12">There are countless Buddhas.</text:p>
      <text:p text:style-name="P13">Buddha means Vast Awakening.</text:p>
      <text:p text:style-name="P12">Buddha is uncompounded original purity.</text:p>
      <text:p text:style-name="P12">Buddha is the nature of my mind.</text:p>
      <text:p text:style-name="P12">Buddha is immeasurable wisdom.</text:p>
      <text:p text:style-name="P12">Buddha is unconditional love.</text:p>
      <text:p text:style-name="P12">Buddha is endless power.</text:p>
      <text:p text:style-name="P13">Buddha is absolute truth.</text:p>
      <text:p text:style-name="P12">Buddha is infinite peace.</text:p>
      <text:p text:style-name="P12">Buddha is boundless compassion.</text:p>
      <text:p text:style-name="P12">Buddha is incalculable luminosity.</text:p>
      <text:p text:style-name="P12">Buddha is indestructible bliss.</text:p>
      <text:p text:style-name="P12">Buddha is unchangeable happiness.</text:p>
      <text:p text:style-name="P13">Buddha is unsurpassable Enlightenment.</text:p>
      <text:p text:style-name="P12">I promise to always to have faith in Buddha.</text:p>
      <text:p text:style-name="P12">Always have faith in Buddha.</text:p>
      <text:p text:style-name="P12">Faith in Buddha.</text:p>
      <text:p text:style-name="P12">Faith Faith Faith</text:p>
      <text:p text:style-name="P12">AH AH 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Buddha Path <text:tab/><text:tab/><text:tab/><text:tab/><text:tab/><text:tab/><text:tab/><text:tab/><text:tab/>Preliminary Practic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2-02-12T17:24:54</dc:date>
    <meta:editing-duration>PT1H56M40S</meta:editing-duration>
    <meta:editing-cycles>30</meta:editing-cycles>
    <meta:generator>LibreOffice/3.3$Unix LibreOffice_project/330m19$Build-401</meta:generator>
    <dc:creator>follinge </dc:creator>
    <meta:printed-by>follinge </meta:printed-by>
    <meta:print-date>2012-01-14T17:51:07</meta:print-date>
    <meta:document-statistic meta:table-count="0" meta:image-count="0" meta:object-count="0" meta:page-count="3" meta:paragraph-count="94" meta:word-count="598" meta:character-count="3578"/>
  </office:meta>
</office:document-meta>
</file>